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7c13e" officeooo:paragraph-rsid="001e7508"/>
    </style:style>
    <style:style style:name="P2" style:family="paragraph" style:parent-style-name="Standard">
      <style:text-properties fo:font-weight="bold" officeooo:rsid="0015c880" officeooo:paragraph-rsid="001e7508" style:font-weight-asian="bold" style:font-weight-complex="bold"/>
    </style:style>
    <style:style style:name="P3" style:family="paragraph" style:parent-style-name="Standard">
      <style:text-properties fo:font-weight="bold" officeooo:rsid="001e7508" officeooo:paragraph-rsid="001e7508" style:font-weight-asian="bold" style:font-weight-complex="bold"/>
    </style:style>
    <style:style style:name="P4" style:family="paragraph" style:parent-style-name="Standard">
      <style:text-properties officeooo:rsid="0015c880" officeooo:paragraph-rsid="001e7508"/>
    </style:style>
    <style:style style:name="P5" style:family="paragraph" style:parent-style-name="Standard">
      <style:text-properties officeooo:rsid="0015c880" officeooo:paragraph-rsid="0021d0a5"/>
    </style:style>
    <style:style style:name="P6" style:family="paragraph" style:parent-style-name="Standard">
      <style:text-properties officeooo:rsid="0019747c" officeooo:paragraph-rsid="0021d0a5"/>
    </style:style>
    <style:style style:name="P7" style:family="paragraph" style:parent-style-name="Standard">
      <style:text-properties officeooo:rsid="0019973e" officeooo:paragraph-rsid="001e7508"/>
    </style:style>
    <style:style style:name="P8" style:family="paragraph" style:parent-style-name="Standard">
      <style:text-properties fo:font-weight="normal" officeooo:rsid="001e7508" officeooo:paragraph-rsid="001e7508" style:font-weight-asian="normal" style:font-weight-complex="normal"/>
    </style:style>
    <style:style style:name="P9" style:family="paragraph" style:parent-style-name="Standard">
      <style:text-properties fo:font-weight="normal" officeooo:rsid="001e84ee" officeooo:paragraph-rsid="001e84ee" style:font-weight-asian="normal" style:font-weight-complex="normal"/>
    </style:style>
    <style:style style:name="P10" style:family="paragraph" style:parent-style-name="Standard">
      <style:text-properties fo:font-weight="normal" officeooo:rsid="00205d56" officeooo:paragraph-rsid="00205d56" style:font-weight-asian="normal" style:font-weight-complex="normal"/>
    </style:style>
    <style:style style:name="T1" style:family="text">
      <style:text-properties officeooo:rsid="001e7508"/>
    </style:style>
    <style:style style:name="T2" style:family="text">
      <style:text-properties officeooo:rsid="001e84ee"/>
    </style:style>
    <style:style style:name="T3" style:family="text">
      <style:text-properties officeooo:rsid="001ed88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Recherche <text:span text:style-name="T1">&amp; Inspiration</text:span></text:p>
      <text:p text:style-name="P4"/>
      <text:p text:style-name="P4">Inspiration und ähnliche Spiele</text:p>
      <text:p text:style-name="P4"/>
      <text:p text:style-name="P5">Schwerpunkt</text:p>
      <text:p text:style-name="P6"/>
      <text:p text:style-name="P6">Alleinstellungsmerkmal</text:p>
      <text:p text:style-name="P4"/>
      <text:p text:style-name="P4">Literarische Vorlage</text:p>
      <text:p text:style-name="P4"/>
      <text:p text:style-name="P4">Historische Recherche</text:p>
      <text:p text:style-name="P4"/>
      <text:p text:style-name="P7">Immersion</text:p>
      <text:p text:style-name="P4"/>
      <text:p text:style-name="P1">Zielplattform</text:p>
      <text:p text:style-name="P1"/>
      <text:p text:style-name="P1"/>
      <text:p text:style-name="P1"/>
      <text:p text:style-name="P3">Inspiration und ähnliche Spiele</text:p>
      <text:p text:style-name="P3"/>
      <text:p text:style-name="P8">Die Kernidee der Bachlorthesis besteht darin, ein innovatives, interaktives und Spiel zu konzeptieren, in dem auf immersive Weise eine Geschichte erzählt wird. Der Hauptfokus der Spieledemo liegt dabei primär, darauf eine spannende Handlung, mit einer Vielzahl an unterschiedlichen Charakteren und Ereignissen die zur Entwicklung der dieser Geschichte beitragen , welche dem Spieler immersiv miteinbeziehen, zu entwickeln.</text:p>
      <text:p text:style-name="P8"/>
      <text:p text:style-name="P8">Es wurden bereits andere Spiele veröffentlicht die ähnliche Ansprüche verfolgen, beispielsweise die Spielereihe „The walking Dead“ der Firma Telltale Games. Dieses Spiel handelt von einer Gruppe Überlebender in einer Postapocalyptischen Welt. Der Hauptfokus dieser Reihe liegt darin die Geschichte, und die Entwicklung dieser Gruppe Überlebender in mehreren Episoden, auf spannende und <text:span text:style-name="T2">den Spieler miteinbeziehende Weise zu erzählen. Ein großteil des Gameplays, amchen hierbei Dialoge, die zwischen den verschiedenen Charakteren geführt werden und verschiedene Probleme behandeln, <text:s/>mit denen die Charaktere sowohl innerhalb, als auch außerhalb der Gruppe konfrontiert werden. Außerhalb dieser Diaolge ähnelt das Spiel sehr stark einem klassischem Point-and-Click Adventure-Game, der Spieler muss Rätsel lösen und in einigen Actionsequenzen sog. Event-Time ereignisse bestehen.</text:span></text:p>
      <text:p text:style-name="P8"/>
      <text:p text:style-name="P9">Ein weiteres Spiel das als Inspirationsquelle diente, ist The Banner Saga der Firma //. Dieses Spiel ist eine Mischung aus Side-Scroller und Strategyspiel. Der Spieler übernihmt die Führung eines Stammes, der durch eine fiktive, an der klassischen nordischen Mythologie orientierte Welt zieht. Dabei trifft der Stamm immer wieder auf Gegner, die im Kampf besiegt werden müssen, oder auf andere Ereignisse, die in einem Dialog-System behandelt werden. Inspesondere der Sidescroller-Stil <text:s/>war Designtechnisch gesehen, eine große Inspirationsquelle <text:span text:style-name="T3">für die Designtechnische Realisierung des Werkstücks.</text:span></text:p>
      <text:p text:style-name="P9"/>
      <text:p text:style-name="P10"/>
      <text:p text:style-name="P10"/>
      <text:p text:style-name="P10"/>
      <text:p text:style-name="P10"/>
      <text:p text:style-name="P10"/>
      <text:p text:style-name="P10"/>
      <text:p text:style-name="P10"/>
      <text:p text:style-name="P10"><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16T21:29:52.932000000</meta:creation-date>
    <dc:date>2018-01-16T22:04:22.325000000</dc:date>
    <meta:editing-duration>PT23M23S</meta:editing-duration>
    <meta:editing-cycles>4</meta:editing-cycles>
    <meta:generator>LibreOffice/5.3.7.2$Windows_X86_64 LibreOffice_project/6b8ed514a9f8b44d37a1b96673cbbdd077e24059</meta:generator>
    <meta:document-statistic meta:table-count="0" meta:image-count="0" meta:object-count="0" meta:page-count="2" meta:paragraph-count="12" meta:word-count="269" meta:character-count="2078" meta:non-whitespace-character-count="1819"/>
  </office:meta>
</office:document-meta>
</file>